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öhe der Punkte</text:p>
          </table:table-cell>
          <table:table-cell office:value-type="string" calcext:value-type="string">
            <text:p>Steigungen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2"/>
          <table:table-cell table:formula="of:=MAX([.B3:.B18]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A3]-a2b7" office:value-type="string" office:string-value="" calcext:value-type="error">
            <text:p>#NAME?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-[.A3]" office:value-type="float" office:value="-1466" calcext:value-type="float">
            <text:p>-146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]-[.A4]"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[.A6]-[.A5]" office:value-type="float" office:value="2698" calcext:value-type="float">
            <text:p>2698</text:p>
          </table:table-cell>
          <table:table-cell/>
          <table:table-cell office:value-type="string" calcext:value-type="string">
            <text:p>1) erzeugen von Array mit 20 Plätzen und Zufallszahlen von 0 – 3000 (incl)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A7]-[.A6]" office:value-type="float" office:value="-1440" calcext:value-type="float">
            <text:p>-1440</text:p>
          </table:table-cell>
          <table:table-cell/>
          <table:table-cell office:value-type="string" calcext:value-type="string">
            <text:p>2) Ermittlung der größten Steiung und Ausgabe folgendermaßen: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[.A8]-[.A7]" office:value-type="float" office:value="364" calcext:value-type="float">
            <text:p>364</text:p>
          </table:table-cell>
          <table:table-cell/>
          <table:table-cell table:style-name="ce2" office:value-type="string" calcext:value-type="string">
            <text:p>Die größte Steigung ist von Punkt 4 zu 5 und beträgt 2698.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9]-[.A8]" office:value-type="float" office:value="-1338" calcext:value-type="float">
            <text:p>-1338</text:p>
          </table:table-cell>
          <table:table-cell/>
          <table:table-cell office:value-type="string" calcext:value-type="string">
            <text:p>3) Wie viele Höhenmeter geht die Wanderung bergauf?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[.A10]-[.A9]" office:value-type="float" office:value="2633" calcext:value-type="float">
            <text:p>2633</text:p>
          </table:table-cell>
          <table:table-cell/>
          <table:table-cell office:value-type="string" calcext:value-type="string">
            <text:p>4) Wie viele bergab?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A11]-[.A10]" office:value-type="float" office:value="-1957" calcext:value-type="float">
            <text:p>-1957</text:p>
          </table:table-cell>
          <table:table-cell/>
          <table:table-cell office:value-type="string" calcext:value-type="string">
            <text:p>Ad 3) getSummeBergauf () =&gt; return int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[.A12]-[.A11]" office:value-type="float" office:value="939" calcext:value-type="float">
            <text:p>939</text:p>
          </table:table-cell>
          <table:table-cell/>
          <table:table-cell office:value-type="string" calcext:value-type="string">
            <text:p>Ad 4) getSummeBergab () =&gt; return int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[.A13]-[.A12]"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14]-[.A13]" office:value-type="float" office:value="-2493" calcext:value-type="float">
            <text:p>-2493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A15]-[.A14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16]-[.A15]" office:value-type="float" office:value="-895" calcext:value-type="float">
            <text:p>-89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17]-[.A16]" office:value-type="float" office:value="-449" calcext:value-type="float">
            <text:p>-449</text:p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[.A18]-[.A17]" office:value-type="float" office:value="2402" calcext:value-type="float">
            <text:p>2402</text:p>
          </table:table-cell>
          <table:table-cell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5:34:06.370967031</meta:creation-date>
    <dc:date>2023-12-07T17:07:45.268582979</dc:date>
    <meta:editing-duration>PT1H2M56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